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530" officeooo:paragraph-rsid="00074530"/>
    </style:style>
    <style:style style:name="P2" style:family="paragraph" style:parent-style-name="Standard">
      <style:text-properties officeooo:rsid="00074530" officeooo:paragraph-rsid="00086d5e"/>
    </style:style>
    <style:style style:name="P3" style:family="paragraph" style:parent-style-name="Standard">
      <style:text-properties officeooo:rsid="00086d5e" officeooo:paragraph-rsid="00086d5e"/>
    </style:style>
    <style:style style:name="T1" style:family="text">
      <style:text-properties officeooo:rsid="00086d5e"/>
    </style:style>
    <style:style style:name="T2" style:family="text">
      <style:text-properties officeooo:rsid="000a6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s</text:p>
      <text:p text:style-name="P1"/>
      <text:p text:style-name="P1"><text:tab/>Este software sirve como herramienta didáctica para introducir a los alumnos a la programación de bajo nivel, particularmente en lenguaje assembly y código de máquina en una arquitectura <text:span text:style-name="T2">de tipo </text:span>Load/Store. </text:p>
      <text:p text:style-name="P1"/>
      <text:p text:style-name="P2"><text:tab/>Como todos sabemos, las computadoras trabajan con 0´s y 1´s que luego a nivel hardware serán interpretados como impulsos eléctricos. Esto es muy difícil de escribir, entender y mantener por seres humanos. Por esta razón, la historia ha demostrado que es necesario construir abstracciones de más alto nivel que se asemejen a la lingüística comprensible por los mismos, siendo necesaria su posterior traducción de alto a bajo nivel. Por <text:span text:style-name="T2">ende</text:span> es necesario para cada uno de estos lenguajes, sin importar el nivel de abstracción, definir reglas sintácticas y semánticas que no presenten ambigüedades. </text:p>
      <text:p text:style-name="P2"><text:tab/><text:span text:style-name="T1">En Maxi&amp;Co como se mencionó, se manejan dos lenguajes. El código de máquina son instrucciones a nivel bit, expresadas en hexadecimal. Son de tamaño fijo, en este caso de dos bytes (cuatro caracteres hexadecimales). Suelen ser instrucciones simples con accesos a memoria y a registros.</text:span></text:p>
      <text:p text:style-name="P2"><text:span text:style-name="T1"><text:tab/>El lenguaje assembly, son instrucciones de mas alto nivel. </text:span></text:p>
      <text:p text:style-name="P2"><text:span text:style-name="T1"><text:tab/>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9:13:23.910226000</meta:creation-date>
    <dc:date>2014-07-25T11:05:16.024894000</dc:date>
    <meta:editing-duration>PT14H36M53S</meta:editing-duration>
    <meta:editing-cycles>1</meta:editing-cycles>
    <meta:document-statistic meta:table-count="0" meta:image-count="0" meta:object-count="0" meta:page-count="1" meta:paragraph-count="6" meta:word-count="181" meta:character-count="1169" meta:non-whitespace-character-count="985"/>
    <meta:generator>LibreOffice/4.2.5.2$MacOSX_X86_64 LibreOffice_project/61cb170a04bb1f12e77c884eab9192be736ec5f5</meta:generator>
  </office:meta>
</office:document-meta>
</file>